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cccccc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2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3"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  <table:table-cell table:style-name="ce2" table:number-columns-repeated="101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  <table:table-cell table:style-name="ce2" table:number-columns-repeated="1016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  <table:table-cell table:style-name="ce2" table:number-columns-repeated="1016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  <table:table-cell table:style-name="ce2" table:number-columns-repeated="1016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7">
            <text:p>7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oscargivento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8">
            <text:p>8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9">
            <text:p>9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contains tabl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11">
            <text:p>1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genrecontains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2">
            <text:p>1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workedon tabl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D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office:value-type="string">
            <text:p>Will have front-end take care of this.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  <table:table-cell table:style-name="ce2" table:number-columns-repeated="1016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17">
            <text:p>1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&lt;!DOCTYPE at top of web pages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8">
            <text:p>18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stylesheet(s) for the sit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9">
            <text:p>19</text:p>
          </table:table-cell>
          <table:table-cell table:style-name="Default"/>
          <table:table-cell table:style-name="Default" office:value-type="string">
            <text:p>R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21">
            <text:p>2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a background imag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GUI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Go through tutorials on Java GUIs with NetBeans, wxPython, QtCreator, etc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26">
            <text:p>26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Gather up list data and type them up in a certain format for a program to easily parse through to convert to sql to dump into db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 office:value-type="string">
            <text:p>this is taken care of on the genre side—just needs to be fixed in movie2sql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29">
            <text:p>2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Filling movie table with movies haven't seen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Don't contain accented special characters. <text:s/>They will not be found when searching (e.g. Penélope Cruz vs. Penelope Cruz).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High</text:p>
          </table:table-cell>
          <table:table-cell office:value-type="string">
            <text:p>Rewrite movie2sql in Python (and to take care of #27 and #28)</text:p>
          </table:table-cell>
          <table:table-cell office:value-type="string">
            <text:p>src/movie2sql.py</text:p>
          </table:table-cell>
          <table:table-cell table:style-name="ce2" table:number-columns-repeated="1016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sql files for both postgres and mysql (mysql workbench needs the database name, pgAdminIII doesn't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add schemas for my movie awards</text:p>
          </table:table-cell>
          <table:table-cell table:number-columns-repeated="1017"/>
        </table:table-row>
        <table:table-row table:style-name="ro1">
          <table:table-cell table:style-name="Default" office:value-type="float" office:value="34">
            <text:p>3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Create a Redmine instance for this project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C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Learn LaTeX</text:p>
          </table:table-cell>
          <table:table-cell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style-name="ce2" table:number-columns-repeated="1016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comments attribute of type TEXT to the movie table</text:p>
          </table:table-cell>
          <table:table-cell table:number-columns-repeated="1017"/>
        </table:table-row>
        <table:table-row table:style-name="ro1">
          <table:table-cell table:style-name="Default" office:value-type="float" office:value="37">
            <text:p>3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indexes to certain attributes? <text:s/>Research which ones should be.</text:p>
          </table:table-cell>
          <table:table-cell table:style-name="Default" office:value-type="string">
            <text:p>Maybe save this for last. <text:s/>Gather stats on query execution times for various indexes once all of the data in populated.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IP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Research about full text search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39">
            <text:p>3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Type up old lists of my awards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up my movie rating list in LaTex.</text:p>
          </table:table-cell>
          <table:table-cell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style-name="ce2" table:number-columns-repeated="1016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Remove country table and use encoding scheme like star_rating where front-end takes care of the translation and document the encoding in init_....sql</text:p>
          </table:table-cell>
          <table:table-cell office:value-type="string">
            <text:p>This will at least remove one join</text:p>
          </table:table-cell>
          <table:table-cell table:number-columns-repeated="1016"/>
        </table:table-row>
        <table:table-row table:style-name="ro1">
          <table:table-cell table:style-name="Default" office:value-type="float" office:value="42">
            <text:p>4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Insert copyright headers for all source files and add a COPYING file</text:p>
          </table:table-cell>
          <table:table-cell table:style-name="Default" office:value-type="string">
            <text:p>most likely GPLv3</text:p>
          </table:table-cell>
          <table:table-cell table:number-columns-repeated="1016"/>
        </table:table-row>
        <table:table-row table:style-name="ro1">
          <table:table-cell table:style-name="Default" office:value-type="float" office:value="43">
            <text:p>43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Research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Learn sqlite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44">
            <text:p>4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Use NULL in the mpaa column for movies released before the MPAA rating system?</text:p>
          </table:table-cell>
          <table:table-cell table:style-name="Default" office:value-type="string">
            <text:p>Would require adding some code to the movie2sql.py script</text:p>
          </table:table-cell>
          <table:table-cell table:number-columns-repeated="1016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Add echoes to drop_and_create scripts and use a switch for psql to redirect error/notice messages to the temp files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*A*S*H is being inserted as M2A2S2H ?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47">
            <text:p>4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llow accented characters back into the database ?</text:p>
          </table:table-cell>
          <table:table-cell table:style-name="Default" office:value-type="string">
            <text:p>fine for crewPerson names, but would have to go in to Movie_Ratings.doc and add them all in manually.</text:p>
          </table:table-cell>
          <table:table-cell table:number-columns-repeated="1016"/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string">
            <text:p>D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Learn QtCreator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49">
            <text:p>4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Write a script to just drop and add the movie table not the whole database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Medium</text:p>
          </table:table-cell>
          <table:table-cell office:value-type="string">
            <text:p>Add documentaries (features) to Oscar data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51">
            <text:p>5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Write parsers for Movie_Ratings and Filmographies, and anything else that needs parsing for data collection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52">
            <text:p>52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oscarGivenTo.sh not extracting screenplay nominations from 1929 and 1930</text:p>
          </table:table-cell>
          <table:table-cell office:value-type="string">
            <text:p>just add a “Screenplay” category to oscar table</text:p>
          </table:table-cell>
          <table:table-cell table:style-name="ce2" table:number-columns-repeated="1016"/>
        </table:table-row>
        <table:table-row table:style-name="ro1">
          <table:table-cell office:value-type="float" office:value="53">
            <text:p>53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movie schema to have country as text rather than smallint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54">
            <text:p>5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Bug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The dummy Battle of Algiers record is being inserted into the database even for movie addition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5">
            <text:p>55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move some of the special case handling (names, for example) in OscarParser to the oscar_given_to.sh script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6">
            <text:p>56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clean up OscarParser code</text:p>
          </table:table-cell>
          <table:table-cell table:style-name="Default"/>
          <table:table-cell table:number-columns-repeated="1016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6">08/16/2011</text:date>, <text:time>18:0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1-08-16T18:00:15</dc:date>
    <meta:editing-duration>PT19H50M42S</meta:editing-duration>
    <meta:editing-cycles>79</meta:editing-cycles>
    <meta:generator>OpenOffice.org/3.2$Unix OpenOffice.org_project/320m12$Build-9483</meta:generator>
    <dc:creator>Tyler Hayes</dc:creator>
    <meta:document-statistic meta:table-count="3" meta:cell-count="359" meta:object-count="0"/>
    <meta:user-defined meta:name="Info 1"/>
    <meta:user-defined meta:name="Info 2"/>
    <meta:user-defined meta:name="Info 3"/>
    <meta:user-defined meta:name="Info 4"/>
  </office:meta>
</office:document-meta>
</file>